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9" office:value-type="string" calcext:value-type="string">
            <text:p>RIBBON100L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7480" calcext:value-type="float">
            <text:p>7480</text:p>
          </table:table-cell>
          <table:table-cell table:style-name="ce1" office:value-type="float" office:value="7348" calcext:value-type="float">
            <text:p>7348</text:p>
          </table:table-cell>
          <table:table-cell table:style-name="ce1" office:value-type="float" office:value="7349" calcext:value-type="float">
            <text:p>7349</text:p>
          </table:table-cell>
          <table:table-cell table:style-name="ce1" office:value-type="float" office:value="7350" calcext:value-type="float">
            <text:p>7350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152.0973548479" calcext:value-type="float">
            <text:p>1.520973548479E+02</text:p>
          </table:table-cell>
          <table:table-cell table:style-name="ce4" office:value-type="float" office:value="152.102890678" calcext:value-type="float">
            <text:p>1.521028906780E+02</text:p>
          </table:table-cell>
          <table:table-cell table:style-name="ce4" office:value-type="float" office:value="152.110308628" calcext:value-type="float">
            <text:p>1.521103086280E+02</text:p>
          </table:table-cell>
          <table:table-cell table:style-name="ce4" office:value-type="float" office:value="152.1393532475" calcext:value-type="float">
            <text:p>1.521393532475E+0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2033658976439" calcext:value-type="float">
            <text:p>2.033658976439E-02</text:p>
          </table:table-cell>
          <table:table-cell table:style-name="ce4" office:value-type="float" office:value="0.02070272093072" calcext:value-type="float">
            <text:p>2.070272093072E-02</text:p>
          </table:table-cell>
          <table:table-cell table:style-name="ce4" office:value-type="float" office:value="0.02070091298694" calcext:value-type="float">
            <text:p>2.070091298694E-02</text:p>
          </table:table-cell>
          <table:table-cell table:style-name="ce4" office:value-type="float" office:value="0.02070204833957" calcext:value-type="float">
            <text:p>2.070204833957E-0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7227413654822" calcext:value-type="float">
            <text:p>7.227413654822E-03</text:p>
          </table:table-cell>
          <table:table-cell table:style-name="ce4" office:value-type="float" office:value="0.007334488978808" calcext:value-type="float">
            <text:p>7.334488978808E-03</text:p>
          </table:table-cell>
          <table:table-cell table:style-name="ce4" office:value-type="float" office:value="0.007333764811636" calcext:value-type="float">
            <text:p>7.333764811636E-03</text:p>
          </table:table-cell>
          <table:table-cell table:style-name="ce4" office:value-type="float" office:value="0.007333839687707" calcext:value-type="float">
            <text:p>7.333839687707E-0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9663609646773" calcext:value-type="float">
            <text:p>9.663609646773E-07</text:p>
          </table:table-cell>
          <table:table-cell table:style-name="ce4" office:value-type="float" office:value="0.0000009982971251951" calcext:value-type="float">
            <text:p>9.982971251951E-07</text:p>
          </table:table-cell>
          <table:table-cell table:style-name="ce4" office:value-type="float" office:value="0.0000009980627125254" calcext:value-type="float">
            <text:p>9.980627125254E-07</text:p>
          </table:table-cell>
          <table:table-cell table:style-name="ce4" office:value-type="float" office:value="0.0000009979370918094" calcext:value-type="float">
            <text:p>9.979370918094E-0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04751833890898" calcext:value-type="float">
            <text:p>4.751833890898E-05</text:p>
          </table:table-cell>
          <table:table-cell table:style-name="ce4" office:value-type="float" office:value="0.00004822057586226" calcext:value-type="float">
            <text:p>4.822057586226E-05</text:p>
          </table:table-cell>
          <table:table-cell table:style-name="ce4" office:value-type="float" office:value="0.00004821346349097" calcext:value-type="float">
            <text:p>4.821346349097E-05</text:p>
          </table:table-cell>
          <table:table-cell table:style-name="ce4" office:value-type="float" office:value="0.00004820475130965" calcext:value-type="float">
            <text:p>4.820475130965E-0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38.02434039006" calcext:value-type="float">
            <text:p>3.802434039006E+01</text:p>
          </table:table-cell>
          <table:table-cell table:style-name="ce4" office:value-type="float" office:value="38.02572466924" calcext:value-type="float">
            <text:p>3.802572466924E+01</text:p>
          </table:table-cell>
          <table:table-cell table:style-name="ce4" office:value-type="float" office:value="38.02757856799" calcext:value-type="float">
            <text:p>3.802757856799E+01</text:p>
          </table:table-cell>
          <table:table-cell table:style-name="ce4" office:value-type="float" office:value="38.03483730882" calcext:value-type="float">
            <text:p>3.803483730882E+01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5084147665471" calcext:value-type="float">
            <text:p>5.084147665471E-03</text:p>
          </table:table-cell>
          <table:table-cell table:style-name="ce4" office:value-type="float" office:value="0.005175680504865" calcext:value-type="float">
            <text:p>5.175680504865E-03</text:p>
          </table:table-cell>
          <table:table-cell table:style-name="ce4" office:value-type="float" office:value="0.005175228438758" calcext:value-type="float">
            <text:p>5.175228438758E-03</text:p>
          </table:table-cell>
          <table:table-cell table:style-name="ce4" office:value-type="float" office:value="0.005175511948404" calcext:value-type="float">
            <text:p>5.175511948404E-03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5.446630718238" calcext:value-type="float">
            <text:p>5.446630718238E+00</text:p>
          </table:table-cell>
          <table:table-cell table:style-name="ce4" office:value-type="float" office:value="5.446603832206" calcext:value-type="float">
            <text:p>5.446603832206E+00</text:p>
          </table:table-cell>
          <table:table-cell table:style-name="ce4" office:value-type="float" office:value="5.446627300213" calcext:value-type="float">
            <text:p>5.446627300213E+00</text:p>
          </table:table-cell>
          <table:table-cell table:style-name="ce4" office:value-type="float" office:value="5.446718506955" calcext:value-type="float">
            <text:p>5.446718506955E+0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007282565474312" calcext:value-type="float">
            <text:p>7.282565474312E-04</text:p>
          </table:table-cell>
          <table:table-cell table:style-name="ce4" office:value-type="float" office:value="0.0007413371215743" calcext:value-type="float">
            <text:p>7.413371215743E-04</text:p>
          </table:table-cell>
          <table:table-cell table:style-name="ce4" office:value-type="float" office:value="0.000741239425723" calcext:value-type="float">
            <text:p>7.412394257230E-04</text:p>
          </table:table-cell>
          <table:table-cell table:style-name="ce4" office:value-type="float" office:value="0.0007411509738679" calcext:value-type="float">
            <text:p>7.411509738679E-0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0001265139232664" calcext:value-type="float">
            <text:p>1.265139232664E-04</text:p>
          </table:table-cell>
          <table:table-cell table:style-name="ce4" office:value-type="float" office:value="0.0001339597112819" calcext:value-type="float">
            <text:p>1.339597112819E-04</text:p>
          </table:table-cell>
          <table:table-cell table:style-name="ce4" office:value-type="float" office:value="0.0001339309239988" calcext:value-type="float">
            <text:p>1.339309239988E-04</text:p>
          </table:table-cell>
          <table:table-cell table:style-name="ce4" office:value-type="float" office:value="0.000133934354072" calcext:value-type="float">
            <text:p>1.339343540720E-0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001691588758743" calcext:value-type="float">
            <text:p>1.691588758743E-08</text:p>
          </table:table-cell>
          <table:table-cell table:style-name="ce4" office:value-type="float" office:value="0.00000001823325320292" calcext:value-type="float">
            <text:p>1.823325320292E-08</text:p>
          </table:table-cell>
          <table:table-cell table:style-name="ce4" office:value-type="float" office:value="0.0000000182268541098" calcext:value-type="float">
            <text:p>1.822685410980E-08</text:p>
          </table:table-cell>
          <table:table-cell table:style-name="ce4" office:value-type="float" office:value="0.0000000182248406684" calcext:value-type="float">
            <text:p>1.822484066840E-0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04751833890898" calcext:value-type="float">
            <text:p>4.751833890898E-05</text:p>
          </table:table-cell>
          <table:table-cell table:style-name="ce4" office:value-type="float" office:value="0.00004822057586226" calcext:value-type="float">
            <text:p>4.822057586226E-05</text:p>
          </table:table-cell>
          <table:table-cell table:style-name="ce4" office:value-type="float" office:value="0.00004821346349097" calcext:value-type="float">
            <text:p>4.821346349097E-05</text:p>
          </table:table-cell>
          <table:table-cell table:style-name="ce4" office:value-type="float" office:value="0.00004820475130965" calcext:value-type="float">
            <text:p>4.820475130965E-0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27.788102012" calcext:value-type="float">
            <text:p>27.788102012</text:p>
          </table:table-cell>
          <table:table-cell table:style-name="ce8" office:value-type="float" office:value="40.504156809" calcext:value-type="float">
            <text:p>40.504156809</text:p>
          </table:table-cell>
          <table:table-cell table:style-name="ce8" office:value-type="float" office:value="46.287247926" calcext:value-type="float">
            <text:p>46.287247926</text:p>
          </table:table-cell>
          <table:table-cell table:style-name="ce9" office:value-type="float" office:value="49.243179349" calcext:value-type="float">
            <text:p>49.243179349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style-name="Default"/>
          <table:table-cell/>
          <table:table-cell table:number-columns-repeated="4" table:style-name="ce9" office:value-type="string" calcext:value-type="string">
            <text:p>RIBBON100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style-name="Default"/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style-name="Default"/>
          <table:table-cell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TOT INTERPOLATED POINTS </text:p>
          </table:table-cell>
          <table:table-cell table:style-name="ce5" office:value-type="float" office:value="-7480" calcext:value-type="float">
            <text:p>-7480</text:p>
          </table:table-cell>
          <table:table-cell/>
          <table:table-cell table:style-name="ce19" table:formula="of:=(-1)*[.C25]" office:value-type="float" office:value="7480" calcext:value-type="float">
            <text:p>7480</text:p>
          </table:table-cell>
          <table:table-cell table:style-name="ce9" office:value-type="float" office:value="7348" calcext:value-type="float">
            <text:p>7348</text:p>
          </table:table-cell>
          <table:table-cell table:style-name="ce9" office:value-type="float" office:value="7349" calcext:value-type="float">
            <text:p>7349</text:p>
          </table:table-cell>
          <table:table-cell table:style-name="ce9" office:value-type="float" office:value="7350" calcext:value-type="float">
            <text:p>73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SUM CHORD-LENGTH (mm) <text:s text:c="2"/></text:p>
          </table:table-cell>
          <table:table-cell table:style-name="ce6" office:value-type="float" office:value="-152.0973548479" calcext:value-type="float">
            <text:p>-1.520973548479E+02</text:p>
          </table:table-cell>
          <table:table-cell/>
          <table:table-cell table:formula="of:=(-1)*[.C26]" office:value-type="float" office:value="152.0973548479" calcext:value-type="float">
            <text:p>1.520973548479E+02</text:p>
          </table:table-cell>
          <table:table-cell table:style-name="ce6" office:value-type="float" office:value="152.102890678" calcext:value-type="float">
            <text:p>1.521028906780E+02</text:p>
          </table:table-cell>
          <table:table-cell table:style-name="ce6" office:value-type="float" office:value="152.110308628" calcext:value-type="float">
            <text:p>1.521103086280E+02</text:p>
          </table:table-cell>
          <table:table-cell table:style-name="ce6" office:value-type="float" office:value="152.1393532475" calcext:value-type="float">
            <text:p>1.521393532475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AVG CHORD-LENGTH (mm) <text:s text:c="2"/></text:p>
          </table:table-cell>
          <table:table-cell table:style-name="ce6" office:value-type="float" office:value="-0.02033658976439" calcext:value-type="float">
            <text:p>-2.033658976439E-02</text:p>
          </table:table-cell>
          <table:table-cell/>
          <table:table-cell table:formula="of:=(-1)*[.C27]" office:value-type="float" office:value="0.02033658976439" calcext:value-type="float">
            <text:p>2.033658976439E-02</text:p>
          </table:table-cell>
          <table:table-cell table:style-name="ce6" office:value-type="float" office:value="0.02070272093072" calcext:value-type="float">
            <text:p>2.070272093072E-02</text:p>
          </table:table-cell>
          <table:table-cell table:style-name="ce6" office:value-type="float" office:value="0.02070091298694" calcext:value-type="float">
            <text:p>2.070091298694E-02</text:p>
          </table:table-cell>
          <table:table-cell table:style-name="ce6" office:value-type="float" office:value="0.02070204833957" calcext:value-type="float">
            <text:p>2.070204833957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SUM CHORD-ERROR <text:s/>(mm) <text:s text:c="2"/></text:p>
          </table:table-cell>
          <table:table-cell table:style-name="ce6" office:value-type="float" office:value="-0.007227413654822" calcext:value-type="float">
            <text:p>-7.227413654822E-03</text:p>
          </table:table-cell>
          <table:table-cell/>
          <table:table-cell table:formula="of:=(-1)*[.C28]" office:value-type="float" office:value="0.007227413654822" calcext:value-type="float">
            <text:p>7.227413654822E-03</text:p>
          </table:table-cell>
          <table:table-cell table:style-name="ce6" office:value-type="float" office:value="0.007334488978808" calcext:value-type="float">
            <text:p>7.334488978808E-03</text:p>
          </table:table-cell>
          <table:table-cell table:style-name="ce6" office:value-type="float" office:value="0.007333764811636" calcext:value-type="float">
            <text:p>7.333764811636E-03</text:p>
          </table:table-cell>
          <table:table-cell table:style-name="ce6" office:value-type="float" office:value="0.007333839687707" calcext:value-type="float">
            <text:p>7.333839687707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AVG CHORD-ERROR <text:s/>(mm) <text:s text:c="2"/></text:p>
          </table:table-cell>
          <table:table-cell table:style-name="ce6" office:value-type="float" office:value="-0.0000009663609646773" calcext:value-type="float">
            <text:p>-9.663609646773E-07</text:p>
          </table:table-cell>
          <table:table-cell/>
          <table:table-cell table:formula="of:=(-1)*[.C29]" office:value-type="float" office:value="0.0000009663609646773" calcext:value-type="float">
            <text:p>9.663609646773E-07</text:p>
          </table:table-cell>
          <table:table-cell table:style-name="ce6" office:value-type="float" office:value="0.0000009982971251951" calcext:value-type="float">
            <text:p>9.982971251951E-07</text:p>
          </table:table-cell>
          <table:table-cell table:style-name="ce6" office:value-type="float" office:value="0.0000009980627125254" calcext:value-type="float">
            <text:p>9.980627125254E-07</text:p>
          </table:table-cell>
          <table:table-cell table:style-name="ce6" office:value-type="float" office:value="0.0000009979370918094" calcext:value-type="float">
            <text:p>9.979370918094E-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EFFICIENCY ERROR/CHORD <text:s/></text:p>
          </table:table-cell>
          <table:table-cell table:style-name="ce6" office:value-type="float" office:value="-0.00004751833890898" calcext:value-type="float">
            <text:p>-4.751833890898E-05</text:p>
          </table:table-cell>
          <table:table-cell/>
          <table:table-cell table:formula="of:=(-1)*[.C30]" office:value-type="float" office:value="0.00004751833890898" calcext:value-type="float">
            <text:p>4.751833890898E-05</text:p>
          </table:table-cell>
          <table:table-cell table:style-name="ce6" office:value-type="float" office:value="0.00004822057586226" calcext:value-type="float">
            <text:p>4.822057586226E-05</text:p>
          </table:table-cell>
          <table:table-cell table:style-name="ce6" office:value-type="float" office:value="0.00004821346349097" calcext:value-type="float">
            <text:p>4.821346349097E-05</text:p>
          </table:table-cell>
          <table:table-cell table:style-name="ce6" office:value-type="float" office:value="0.00004820475130965" calcext:value-type="float">
            <text:p>4.820475130965E-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SUM ARC-LENGTH <text:s text:c="2"/>(mm) <text:s text:c="2"/></text:p>
          </table:table-cell>
          <table:table-cell table:style-name="ce6" office:value-type="float" office:value="-38.02434039006" calcext:value-type="float">
            <text:p>-3.802434039006E+01</text:p>
          </table:table-cell>
          <table:table-cell/>
          <table:table-cell table:formula="of:=(-1)*[.C31]" office:value-type="float" office:value="38.02434039006" calcext:value-type="float">
            <text:p>3.802434039006E+01</text:p>
          </table:table-cell>
          <table:table-cell table:style-name="ce6" office:value-type="float" office:value="38.02572466924" calcext:value-type="float">
            <text:p>3.802572466924E+01</text:p>
          </table:table-cell>
          <table:table-cell table:style-name="ce6" office:value-type="float" office:value="38.02757856799" calcext:value-type="float">
            <text:p>3.802757856799E+01</text:p>
          </table:table-cell>
          <table:table-cell table:style-name="ce6" office:value-type="float" office:value="38.03483730882" calcext:value-type="float">
            <text:p>3.803483730882E+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AVG ARC-LENGTH <text:s text:c="2"/>(mm) <text:s text:c="2"/></text:p>
          </table:table-cell>
          <table:table-cell table:style-name="ce6" office:value-type="float" office:value="-0.005084147665471" calcext:value-type="float">
            <text:p>-5.084147665471E-03</text:p>
          </table:table-cell>
          <table:table-cell/>
          <table:table-cell table:formula="of:=(-1)*[.C32]" office:value-type="float" office:value="0.005084147665471" calcext:value-type="float">
            <text:p>5.084147665471E-03</text:p>
          </table:table-cell>
          <table:table-cell table:style-name="ce6" office:value-type="float" office:value="0.005175680504865" calcext:value-type="float">
            <text:p>5.175680504865E-03</text:p>
          </table:table-cell>
          <table:table-cell table:style-name="ce6" office:value-type="float" office:value="0.005175228438758" calcext:value-type="float">
            <text:p>5.175228438758E-03</text:p>
          </table:table-cell>
          <table:table-cell table:style-name="ce6" office:value-type="float" office:value="0.005175511948404" calcext:value-type="float">
            <text:p>5.175511948404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SUM ARC-THETA <text:s text:c="3"/>(rad) <text:s/></text:p>
          </table:table-cell>
          <table:table-cell table:style-name="ce6" office:value-type="float" office:value="-5.446630718238" calcext:value-type="float">
            <text:p>-5.446630718238E+00</text:p>
          </table:table-cell>
          <table:table-cell/>
          <table:table-cell table:formula="of:=(-1)*[.C33]" office:value-type="float" office:value="5.446630718238" calcext:value-type="float">
            <text:p>5.446630718238E+00</text:p>
          </table:table-cell>
          <table:table-cell table:style-name="ce6" office:value-type="float" office:value="5.446603832206" calcext:value-type="float">
            <text:p>5.446603832206E+00</text:p>
          </table:table-cell>
          <table:table-cell table:style-name="ce6" office:value-type="float" office:value="5.446627300213" calcext:value-type="float">
            <text:p>5.446627300213E+00</text:p>
          </table:table-cell>
          <table:table-cell table:style-name="ce6" office:value-type="float" office:value="5.446718506955" calcext:value-type="float">
            <text:p>5.446718506955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AVG ARC-THETA <text:s text:c="3"/>(rad) <text:s/></text:p>
          </table:table-cell>
          <table:table-cell table:style-name="ce6" office:value-type="float" office:value="-0.0007282565474312" calcext:value-type="float">
            <text:p>-7.282565474312E-04</text:p>
          </table:table-cell>
          <table:table-cell/>
          <table:table-cell table:formula="of:=(-1)*[.C34]" office:value-type="float" office:value="0.0007282565474312" calcext:value-type="float">
            <text:p>7.282565474312E-04</text:p>
          </table:table-cell>
          <table:table-cell table:style-name="ce6" office:value-type="float" office:value="0.0007413371215743" calcext:value-type="float">
            <text:p>7.413371215743E-04</text:p>
          </table:table-cell>
          <table:table-cell table:style-name="ce6" office:value-type="float" office:value="0.000741239425723" calcext:value-type="float">
            <text:p>7.412394257230E-04</text:p>
          </table:table-cell>
          <table:table-cell table:style-name="ce6" office:value-type="float" office:value="0.0007411509738679" calcext:value-type="float">
            <text:p>7.411509738679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SUM ARC-AREA <text:s text:c="4"/>(mm2) <text:s/></text:p>
          </table:table-cell>
          <table:table-cell table:style-name="ce6" office:value-type="float" office:value="-0.0001265139232664" calcext:value-type="float">
            <text:p>-1.265139232664E-04</text:p>
          </table:table-cell>
          <table:table-cell/>
          <table:table-cell table:formula="of:=(-1)*[.C35]" office:value-type="float" office:value="0.0001265139232664" calcext:value-type="float">
            <text:p>1.265139232664E-04</text:p>
          </table:table-cell>
          <table:table-cell table:style-name="ce6" office:value-type="float" office:value="0.0001339597112819" calcext:value-type="float">
            <text:p>1.339597112819E-04</text:p>
          </table:table-cell>
          <table:table-cell table:style-name="ce6" office:value-type="float" office:value="0.0001339309239988" calcext:value-type="float">
            <text:p>1.339309239988E-04</text:p>
          </table:table-cell>
          <table:table-cell table:style-name="ce6" office:value-type="float" office:value="0.000133934354072" calcext:value-type="float">
            <text:p>1.339343540720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AVG ARC-AREA <text:s text:c="4"/>(mm2) <text:s/></text:p>
          </table:table-cell>
          <table:table-cell table:style-name="ce6" office:value-type="float" office:value="-0.00000001691588758743" calcext:value-type="float">
            <text:p>-1.691588758743E-08</text:p>
          </table:table-cell>
          <table:table-cell/>
          <table:table-cell table:formula="of:=(-1)*[.C36]" office:value-type="float" office:value="0.00000001691588758743" calcext:value-type="float">
            <text:p>1.691588758743E-08</text:p>
          </table:table-cell>
          <table:table-cell table:style-name="ce6" office:value-type="float" office:value="0.00000001823325320292" calcext:value-type="float">
            <text:p>1.823325320292E-08</text:p>
          </table:table-cell>
          <table:table-cell table:style-name="ce6" office:value-type="float" office:value="0.0000000182268541098" calcext:value-type="float">
            <text:p>1.822685410980E-08</text:p>
          </table:table-cell>
          <table:table-cell table:style-name="ce6" office:value-type="float" office:value="0.0000000182248406684" calcext:value-type="float">
            <text:p>1.822484066840E-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RIBBON100L EFFICIENCY AREA/ARC <text:s text:c="4"/></text:p>
          </table:table-cell>
          <table:table-cell table:style-name="ce6" office:value-type="float" office:value="-0.00004751833890898" calcext:value-type="float">
            <text:p>-4.751833890898E-05</text:p>
          </table:table-cell>
          <table:table-cell/>
          <table:table-cell table:formula="of:=(-1)*[.C37]" office:value-type="float" office:value="0.00004751833890898" calcext:value-type="float">
            <text:p>4.751833890898E-05</text:p>
          </table:table-cell>
          <table:table-cell table:style-name="ce6" office:value-type="float" office:value="0.00004822057586226" calcext:value-type="float">
            <text:p>4.822057586226E-05</text:p>
          </table:table-cell>
          <table:table-cell table:style-name="ce6" office:value-type="float" office:value="0.00004821346349097" calcext:value-type="float">
            <text:p>4.821346349097E-05</text:p>
          </table:table-cell>
          <table:table-cell table:style-name="ce6" office:value-type="float" office:value="0.00004820475130965" calcext:value-type="float">
            <text:p>4.820475130965E-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7:43:20.71" calcext:value-type="date">
            <text:p>2023-09-30 17:43:20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788102012 seconds.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RIBBON100L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RIBBON100L TOT INTERPOLATED POINTS </text:p>
          </table:table-cell>
          <table:table-cell table:style-name="Default" office:value-type="float" office:value="-7348" calcext:value-type="float">
            <text:p>-7348</text:p>
          </table:table-cell>
          <table:table-cell/>
          <table:table-cell table:style-name="Default" table:formula="of:=(-1)*[.C43]" office:value-type="float" office:value="7348" calcext:value-type="float">
            <text:p>73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RIBBON100L SUM CHORD-LENGTH (mm) <text:s text:c="2"/></text:p>
          </table:table-cell>
          <table:table-cell office:value-type="float" office:value="-152.102890678" calcext:value-type="float">
            <text:p>-1.52E+02</text:p>
          </table:table-cell>
          <table:table-cell/>
          <table:table-cell table:formula="of:=(-1)*[.C44]" office:value-type="float" office:value="152.102890678" calcext:value-type="float">
            <text:p>1.521028906780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AVG CHORD-LENGTH (mm) <text:s text:c="2"/></text:p>
          </table:table-cell>
          <table:table-cell office:value-type="float" office:value="-0.02070272093072" calcext:value-type="float">
            <text:p>-2.07E-02</text:p>
          </table:table-cell>
          <table:table-cell/>
          <table:table-cell table:formula="of:=(-1)*[.C45]" office:value-type="float" office:value="0.02070272093072" calcext:value-type="float">
            <text:p>2.070272093072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SUM CHORD-ERROR <text:s/>(mm) <text:s text:c="2"/></text:p>
          </table:table-cell>
          <table:table-cell office:value-type="float" office:value="-0.007334488978808" calcext:value-type="float">
            <text:p>-7.33E-03</text:p>
          </table:table-cell>
          <table:table-cell/>
          <table:table-cell table:formula="of:=(-1)*[.C46]" office:value-type="float" office:value="0.007334488978808" calcext:value-type="float">
            <text:p>7.334488978808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AVG CHORD-ERROR <text:s/>(mm) <text:s text:c="2"/></text:p>
          </table:table-cell>
          <table:table-cell office:value-type="float" office:value="-0.0000009982971251951" calcext:value-type="float">
            <text:p>-9.98E-07</text:p>
          </table:table-cell>
          <table:table-cell/>
          <table:table-cell table:formula="of:=(-1)*[.C47]" office:value-type="float" office:value="0.0000009982971251951" calcext:value-type="float">
            <text:p>9.982971251951E-07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EFFICIENCY ERROR/CHORD <text:s/></text:p>
          </table:table-cell>
          <table:table-cell office:value-type="float" office:value="-0.00004822057586226" calcext:value-type="float">
            <text:p>-4.82E-05</text:p>
          </table:table-cell>
          <table:table-cell/>
          <table:table-cell table:formula="of:=(-1)*[.C48]" office:value-type="float" office:value="0.00004822057586226" calcext:value-type="float">
            <text:p>4.822057586226E-05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SUM ARC-LENGTH <text:s text:c="2"/>(mm) <text:s text:c="2"/></text:p>
          </table:table-cell>
          <table:table-cell office:value-type="float" office:value="-38.02572466924" calcext:value-type="float">
            <text:p>-3.80E+01</text:p>
          </table:table-cell>
          <table:table-cell/>
          <table:table-cell table:formula="of:=(-1)*[.C49]" office:value-type="float" office:value="38.02572466924" calcext:value-type="float">
            <text:p>3.802572466924E+01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AVG ARC-LENGTH <text:s text:c="2"/>(mm) <text:s text:c="2"/></text:p>
          </table:table-cell>
          <table:table-cell office:value-type="float" office:value="-0.005175680504865" calcext:value-type="float">
            <text:p>-5.18E-03</text:p>
          </table:table-cell>
          <table:table-cell/>
          <table:table-cell table:formula="of:=(-1)*[.C50]" office:value-type="float" office:value="0.005175680504865" calcext:value-type="float">
            <text:p>5.175680504865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SUM ARC-THETA <text:s text:c="3"/>(rad) <text:s/></text:p>
          </table:table-cell>
          <table:table-cell office:value-type="float" office:value="-5.446603832206" calcext:value-type="float">
            <text:p>-5.45E+00</text:p>
          </table:table-cell>
          <table:table-cell/>
          <table:table-cell table:formula="of:=(-1)*[.C51]" office:value-type="float" office:value="5.446603832206" calcext:value-type="float">
            <text:p>5.446603832206E+00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AVG ARC-THETA <text:s text:c="3"/>(rad) <text:s/></text:p>
          </table:table-cell>
          <table:table-cell office:value-type="float" office:value="-0.0007413371215743" calcext:value-type="float">
            <text:p>-7.41E-04</text:p>
          </table:table-cell>
          <table:table-cell/>
          <table:table-cell table:formula="of:=(-1)*[.C52]" office:value-type="float" office:value="0.0007413371215743" calcext:value-type="float">
            <text:p>7.413371215743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SUM ARC-AREA <text:s text:c="4"/>(mm2) <text:s/></text:p>
          </table:table-cell>
          <table:table-cell office:value-type="float" office:value="-0.0001339597112819" calcext:value-type="float">
            <text:p>-1.34E-04</text:p>
          </table:table-cell>
          <table:table-cell/>
          <table:table-cell table:formula="of:=(-1)*[.C53]" office:value-type="float" office:value="0.0001339597112819" calcext:value-type="float">
            <text:p>1.339597112819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AVG ARC-AREA <text:s text:c="4"/>(mm2) <text:s/></text:p>
          </table:table-cell>
          <table:table-cell office:value-type="float" office:value="-0.00000001823325320292" calcext:value-type="float">
            <text:p>-1.82E-08</text:p>
          </table:table-cell>
          <table:table-cell/>
          <table:table-cell table:formula="of:=(-1)*[.C54]" office:value-type="float" office:value="0.00000001823325320292" calcext:value-type="float">
            <text:p>1.823325320292E-08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RIBBON100L EFFICIENCY AREA/ARC <text:s text:c="4"/></text:p>
          </table:table-cell>
          <table:table-cell office:value-type="float" office:value="-0.00004822057586226" calcext:value-type="float">
            <text:p>-4.82E-05</text:p>
          </table:table-cell>
          <table:table-cell/>
          <table:table-cell table:formula="of:=(-1)*[.C55]" office:value-type="float" office:value="0.00004822057586226" calcext:value-type="float">
            <text:p>4.822057586226E-05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8:04:17.47" calcext:value-type="date">
            <text:p>2023-09-30 18:04:17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40.504156809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TOT INTERPOLATED POINTS </text:p>
          </table:table-cell>
          <table:table-cell table:style-name="Default" office:value-type="float" office:value="-7349" calcext:value-type="float">
            <text:p>-7349</text:p>
          </table:table-cell>
          <table:table-cell/>
          <table:table-cell table:style-name="Default" table:formula="of:=(-1)*[.C61]" office:value-type="float" office:value="7349" calcext:value-type="float">
            <text:p>73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SUM CHORD-LENGTH (mm) <text:s text:c="2"/></text:p>
          </table:table-cell>
          <table:table-cell office:value-type="float" office:value="-152.110308628" calcext:value-type="float">
            <text:p>-1.52E+02</text:p>
          </table:table-cell>
          <table:table-cell/>
          <table:table-cell table:formula="of:=(-1)*[.C62]" office:value-type="float" office:value="152.110308628" calcext:value-type="float">
            <text:p>1.521103086280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AVG CHORD-LENGTH (mm) <text:s text:c="2"/></text:p>
          </table:table-cell>
          <table:table-cell office:value-type="float" office:value="-0.02070091298694" calcext:value-type="float">
            <text:p>-2.07E-02</text:p>
          </table:table-cell>
          <table:table-cell/>
          <table:table-cell table:formula="of:=(-1)*[.C63]" office:value-type="float" office:value="0.02070091298694" calcext:value-type="float">
            <text:p>2.070091298694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SUM CHORD-ERROR <text:s/>(mm) <text:s text:c="2"/></text:p>
          </table:table-cell>
          <table:table-cell office:value-type="float" office:value="-0.007333764811636" calcext:value-type="float">
            <text:p>-7.33E-03</text:p>
          </table:table-cell>
          <table:table-cell/>
          <table:table-cell table:formula="of:=(-1)*[.C64]" office:value-type="float" office:value="0.007333764811636" calcext:value-type="float">
            <text:p>7.333764811636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AVG CHORD-ERROR <text:s/>(mm) <text:s text:c="2"/></text:p>
          </table:table-cell>
          <table:table-cell office:value-type="float" office:value="-0.0000009980627125254" calcext:value-type="float">
            <text:p>-9.98E-07</text:p>
          </table:table-cell>
          <table:table-cell/>
          <table:table-cell table:formula="of:=(-1)*[.C65]" office:value-type="float" office:value="0.0000009980627125254" calcext:value-type="float">
            <text:p>9.980627125254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EFFICIENCY ERROR/CHORD <text:s/></text:p>
          </table:table-cell>
          <table:table-cell office:value-type="float" office:value="-0.00004821346349097" calcext:value-type="float">
            <text:p>-4.82E-05</text:p>
          </table:table-cell>
          <table:table-cell/>
          <table:table-cell table:formula="of:=(-1)*[.C66]" office:value-type="float" office:value="0.00004821346349097" calcext:value-type="float">
            <text:p>4.821346349097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SUM ARC-LENGTH <text:s text:c="2"/>(mm) <text:s text:c="2"/></text:p>
          </table:table-cell>
          <table:table-cell office:value-type="float" office:value="-38.02757856799" calcext:value-type="float">
            <text:p>-3.80E+01</text:p>
          </table:table-cell>
          <table:table-cell/>
          <table:table-cell table:formula="of:=(-1)*[.C67]" office:value-type="float" office:value="38.02757856799" calcext:value-type="float">
            <text:p>3.802757856799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AVG ARC-LENGTH <text:s text:c="2"/>(mm) <text:s text:c="2"/></text:p>
          </table:table-cell>
          <table:table-cell office:value-type="float" office:value="-0.005175228438758" calcext:value-type="float">
            <text:p>-5.18E-03</text:p>
          </table:table-cell>
          <table:table-cell/>
          <table:table-cell table:formula="of:=(-1)*[.C68]" office:value-type="float" office:value="0.005175228438758" calcext:value-type="float">
            <text:p>5.175228438758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SUM ARC-THETA <text:s text:c="3"/>(rad) <text:s/></text:p>
          </table:table-cell>
          <table:table-cell office:value-type="float" office:value="-5.446627300213" calcext:value-type="float">
            <text:p>-5.45E+00</text:p>
          </table:table-cell>
          <table:table-cell/>
          <table:table-cell table:formula="of:=(-1)*[.C69]" office:value-type="float" office:value="5.446627300213" calcext:value-type="float">
            <text:p>5.446627300213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AVG ARC-THETA <text:s text:c="3"/>(rad) <text:s/></text:p>
          </table:table-cell>
          <table:table-cell office:value-type="float" office:value="-0.000741239425723" calcext:value-type="float">
            <text:p>-7.41E-04</text:p>
          </table:table-cell>
          <table:table-cell/>
          <table:table-cell table:formula="of:=(-1)*[.C70]" office:value-type="float" office:value="0.000741239425723" calcext:value-type="float">
            <text:p>7.412394257230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SUM ARC-AREA <text:s text:c="4"/>(mm2) <text:s/></text:p>
          </table:table-cell>
          <table:table-cell office:value-type="float" office:value="-0.0001339309239988" calcext:value-type="float">
            <text:p>-1.34E-04</text:p>
          </table:table-cell>
          <table:table-cell/>
          <table:table-cell table:formula="of:=(-1)*[.C71]" office:value-type="float" office:value="0.0001339309239988" calcext:value-type="float">
            <text:p>1.339309239988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AVG ARC-AREA <text:s text:c="4"/>(mm2) <text:s/></text:p>
          </table:table-cell>
          <table:table-cell office:value-type="float" office:value="-0.0000000182268541098" calcext:value-type="float">
            <text:p>-1.82E-08</text:p>
          </table:table-cell>
          <table:table-cell/>
          <table:table-cell table:formula="of:=(-1)*[.C72]" office:value-type="float" office:value="0.0000000182268541098" calcext:value-type="float">
            <text:p>1.822685410980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RIBBON100L EFFICIENCY AREA/ARC <text:s text:c="4"/></text:p>
          </table:table-cell>
          <table:table-cell office:value-type="float" office:value="-0.00004821346349097" calcext:value-type="float">
            <text:p>-4.82E-05</text:p>
          </table:table-cell>
          <table:table-cell/>
          <table:table-cell table:formula="of:=(-1)*[.C73]" office:value-type="float" office:value="0.00004821346349097" calcext:value-type="float">
            <text:p>4.821346349097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8:08:44.16" calcext:value-type="date">
            <text:p>2023-09-30 18:08:44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46.287247926 seconds. 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TOT INTERPOLATED POINTS </text:p>
          </table:table-cell>
          <table:table-cell table:style-name="Default" office:value-type="float" office:value="-7350" calcext:value-type="float">
            <text:p>-7350</text:p>
          </table:table-cell>
          <table:table-cell/>
          <table:table-cell table:style-name="Default" table:formula="of:=(-1)*[.C80]" office:value-type="float" office:value="7350" calcext:value-type="float">
            <text:p>73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SUM CHORD-LENGTH (mm) <text:s text:c="2"/></text:p>
          </table:table-cell>
          <table:table-cell office:value-type="float" office:value="-152.1393532475" calcext:value-type="float">
            <text:p>-1.52E+02</text:p>
          </table:table-cell>
          <table:table-cell/>
          <table:table-cell table:formula="of:=(-1)*[.C81]" office:value-type="float" office:value="152.1393532475" calcext:value-type="float">
            <text:p>1.521393532475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AVG CHORD-LENGTH (mm) <text:s text:c="2"/></text:p>
          </table:table-cell>
          <table:table-cell office:value-type="float" office:value="-0.02070204833957" calcext:value-type="float">
            <text:p>-2.07E-02</text:p>
          </table:table-cell>
          <table:table-cell/>
          <table:table-cell table:formula="of:=(-1)*[.C82]" office:value-type="float" office:value="0.02070204833957" calcext:value-type="float">
            <text:p>2.070204833957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SUM CHORD-ERROR <text:s/>(mm) <text:s text:c="2"/></text:p>
          </table:table-cell>
          <table:table-cell office:value-type="float" office:value="-0.007333839687707" calcext:value-type="float">
            <text:p>-7.33E-03</text:p>
          </table:table-cell>
          <table:table-cell/>
          <table:table-cell table:formula="of:=(-1)*[.C83]" office:value-type="float" office:value="0.007333839687707" calcext:value-type="float">
            <text:p>7.333839687707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AVG CHORD-ERROR <text:s/>(mm) <text:s text:c="2"/></text:p>
          </table:table-cell>
          <table:table-cell office:value-type="float" office:value="-0.0000009979370918094" calcext:value-type="float">
            <text:p>-9.98E-07</text:p>
          </table:table-cell>
          <table:table-cell/>
          <table:table-cell table:formula="of:=(-1)*[.C84]" office:value-type="float" office:value="0.0000009979370918094" calcext:value-type="float">
            <text:p>9.979370918094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EFFICIENCY ERROR/CHORD <text:s/></text:p>
          </table:table-cell>
          <table:table-cell office:value-type="float" office:value="-0.00004820475130965" calcext:value-type="float">
            <text:p>-4.82E-05</text:p>
          </table:table-cell>
          <table:table-cell/>
          <table:table-cell table:formula="of:=(-1)*[.C85]" office:value-type="float" office:value="0.00004820475130965" calcext:value-type="float">
            <text:p>4.820475130965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SUM ARC-LENGTH <text:s text:c="2"/>(mm) <text:s text:c="2"/></text:p>
          </table:table-cell>
          <table:table-cell office:value-type="float" office:value="-38.03483730882" calcext:value-type="float">
            <text:p>-3.80E+01</text:p>
          </table:table-cell>
          <table:table-cell/>
          <table:table-cell table:formula="of:=(-1)*[.C86]" office:value-type="float" office:value="38.03483730882" calcext:value-type="float">
            <text:p>3.803483730882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AVG ARC-LENGTH <text:s text:c="2"/>(mm) <text:s text:c="2"/></text:p>
          </table:table-cell>
          <table:table-cell office:value-type="float" office:value="-0.005175511948404" calcext:value-type="float">
            <text:p>-5.18E-03</text:p>
          </table:table-cell>
          <table:table-cell/>
          <table:table-cell table:formula="of:=(-1)*[.C87]" office:value-type="float" office:value="0.005175511948404" calcext:value-type="float">
            <text:p>5.175511948404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SUM ARC-THETA <text:s text:c="3"/>(rad) <text:s/></text:p>
          </table:table-cell>
          <table:table-cell office:value-type="float" office:value="-5.446718506955" calcext:value-type="float">
            <text:p>-5.45E+00</text:p>
          </table:table-cell>
          <table:table-cell/>
          <table:table-cell table:formula="of:=(-1)*[.C88]" office:value-type="float" office:value="5.446718506955" calcext:value-type="float">
            <text:p>5.446718506955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AVG ARC-THETA <text:s text:c="3"/>(rad) <text:s/></text:p>
          </table:table-cell>
          <table:table-cell office:value-type="float" office:value="-0.0007411509738679" calcext:value-type="float">
            <text:p>-7.41E-04</text:p>
          </table:table-cell>
          <table:table-cell/>
          <table:table-cell table:formula="of:=(-1)*[.C89]" office:value-type="float" office:value="0.0007411509738679" calcext:value-type="float">
            <text:p>7.411509738679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SUM ARC-AREA <text:s text:c="4"/>(mm2) <text:s/></text:p>
          </table:table-cell>
          <table:table-cell office:value-type="float" office:value="-0.000133934354072" calcext:value-type="float">
            <text:p>-1.34E-04</text:p>
          </table:table-cell>
          <table:table-cell/>
          <table:table-cell table:formula="of:=(-1)*[.C90]" office:value-type="float" office:value="0.000133934354072" calcext:value-type="float">
            <text:p>1.339343540720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AVG ARC-AREA <text:s text:c="4"/>(mm2) <text:s/></text:p>
          </table:table-cell>
          <table:table-cell office:value-type="float" office:value="-0.0000000182248406684" calcext:value-type="float">
            <text:p>-1.82E-08</text:p>
          </table:table-cell>
          <table:table-cell/>
          <table:table-cell table:formula="of:=(-1)*[.C91]" office:value-type="float" office:value="0.0000000182248406684" calcext:value-type="float">
            <text:p>1.822484066840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RIBBON100L EFFICIENCY AREA/ARC <text:s text:c="4"/></text:p>
          </table:table-cell>
          <table:table-cell office:value-type="float" office:value="-0.00004820475130965" calcext:value-type="float">
            <text:p>-4.82E-05</text:p>
          </table:table-cell>
          <table:table-cell/>
          <table:table-cell table:formula="of:=(-1)*[.C92]" office:value-type="float" office:value="0.00004820475130965" calcext:value-type="float">
            <text:p>4.820475130965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8:12:33.95" calcext:value-type="date">
            <text:p>2023-09-30 18:12:33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49.243179349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HAMDULILLAH 3 TIMES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8:31:25.271304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3T08:43:05.989905168</dc:date>
    <meta:editing-duration>PT8H30M50S</meta:editing-duration>
    <meta:editing-cycles>37</meta:editing-cycles>
    <meta:generator>LibreOffice/6.4.7.2$Linux_X86_64 LibreOffice_project/40$Build-2</meta:generator>
    <meta:document-statistic meta:table-count="1" meta:cell-count="330" meta:object-count="0"/>
  </office:meta>
</office:document-meta>
</file>